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ule 1-6 General Purpose Utility<text:s/></text:p>
      <text:p text:style-name="Standard"/>
      <text:p text:style-name="Standard"><draw:frame draw:z-index="251658240" draw:style-name="a0" draw:name="Image1" text:anchor-type="paragraph" svg:x="0in" svg:y="0.32283in" svg:width="7.12992in" svg:height="5.78465in" style:rel-width="scale" style:rel-height="scale"><draw:image xlink:href="media/image1.png" xlink:type="simple" xlink:show="embed" xlink:actuate="onLoad"/><svg:title/><svg:desc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soft-page-break/>
      <text:p text:style-name="Standard"><draw:frame draw:z-index="251659264" draw:style-name="a1" draw:name="Image2" text:anchor-type="paragraph" svg:x="0in" svg:y="0in" svg:width="6.84724in" svg:height="8.2598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.SUSHIL KUMAR</meta:initial-creator>
    <dc:creator>SUSHIL KUMAR MAHENDRA RAJAN</dc:creator>
    <meta:creation-date>2023-10-12T16:47:00Z</meta:creation-date>
    <dc:date>2023-10-12T16:47:00Z</dc:date>
    <meta:template xlink:href="Normal" xlink:type="simple"/>
    <meta:editing-cycles>2</meta:editing-cycles>
    <meta:editing-duration>PT120S</meta:editing-duration>
    <meta:user-defined meta:name="GrammarlyDocumentId">3787583c75145a6d03ea7d28b6721edb3e3e53b999ec96531bc73cf104591edc</meta:user-defined>
    <meta:document-statistic meta:page-count="2" meta:paragraph-count="9" meta:word-count="16" meta:character-count="83" meta:row-count="76" meta:non-whitespace-character-count="76"/>
  </office:meta>
</office:document-meta>
</file>